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1.27cm" fo:margin-right="0cm" fo:text-indent="-0.635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rsid="001f753e" officeooo:paragraph-rsid="001f753e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1f753e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rsid="0020e97d" officeooo:paragraph-rsid="0020e97d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WWNum1" style:master-page-name="Standard">
      <style:paragraph-properties fo:margin-left="1.27cm" fo:margin-right="0cm" fo:text-indent="-0.635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officeooo:rsid="0033ccda" officeooo:paragraph-rsid="0033ccda" style:font-name-asian="Times New Roman1" style:font-size-asian="12pt" style:font-name-complex="Times New Roman1" style:font-size-complex="12pt"/>
    </style:style>
    <style:style style:name="P14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1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0e97d" officeooo:paragraph-rsid="0020e97d" style:text-blinking="false" fo:background-color="transparent" style:font-name-asian="Times New Roman1" style:font-size-asian="12pt" style:font-name-complex="Times New Roman1" style:font-size-complex="12pt"/>
    </style:style>
    <style:style style:name="P1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64626" officeooo:paragraph-rsid="00264626" style:text-blinking="false" fo:background-color="transparent" style:font-name-asian="Times New Roman1" style:font-size-asian="12pt" style:font-name-complex="Times New Roman1" style:font-size-complex="12pt"/>
    </style:style>
    <style:style style:name="P17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7b0f" officeooo:paragraph-rsid="00337b0f" style:text-blinking="false" fo:background-color="transparent" style:font-name-asian="Times New Roman1" style:font-size-asian="12pt" style:font-name-complex="Times New Roman1" style:font-size-complex="12pt"/>
    </style:style>
    <style:style style:name="P18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7b0f" officeooo:paragraph-rsid="00337b0f" style:text-blinking="false" fo:background-color="transparent" style:font-name-asian="Times New Roman1" style:font-size-asian="12pt" style:font-name-complex="Times New Roman1" style:font-size-complex="12pt"/>
    </style:style>
    <style:style style:name="P19" style:family="paragraph" style:parent-style-name="Text_20_body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WWNum1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3ba05d" style:text-blinking="false" fo:background-color="transparent"/>
    </style:style>
    <style:style style:name="P21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3ba05d" style:text-blinking="false" fo:background-color="transparent"/>
    </style:style>
    <style:style style:name="P25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9cd7a" officeooo:paragraph-rsid="0029cd7a" style:text-blinking="false" fo:background-color="transparent"/>
    </style:style>
    <style:style style:name="P26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9cd7a" officeooo:paragraph-rsid="002ad56e" style:text-blinking="false" fo:background-color="transparent"/>
    </style:style>
    <style:style style:name="P27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bb39b" officeooo:paragraph-rsid="002bb39b" style:text-blinking="false" fo:background-color="transparent"/>
    </style:style>
    <style:style style:name="P28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3ba05d" style:text-blinking="false" fo:background-color="transparent"/>
    </style:style>
    <style:style style:name="P30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ccda" officeooo:paragraph-rsid="0033ccda" style:text-blinking="false" fo:background-color="transparent"/>
    </style:style>
    <style:style style:name="P31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ccda" officeooo:paragraph-rsid="0033ccda" style:text-blinking="false" fo:background-color="transparent"/>
    </style:style>
    <style:style style:name="P32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3ba05d" style:text-blinking="false" fo:background-color="transparent"/>
    </style:style>
    <style:style style:name="P3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/>
    </style:style>
    <style:style style:name="P34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officeooo:paragraph-rsid="003ba05d"/>
    </style:style>
    <style:style style:name="T1" style:family="text">
      <style:text-properties officeooo:rsid="001f753e"/>
    </style:style>
    <style:style style:name="T2" style:family="text">
      <style:text-properties officeooo:rsid="00264626" style:font-name-asian="Times New Roman1" style:font-size-asian="12pt" style:font-name-complex="Times New Roman1" style:font-size-complex="12pt"/>
    </style:style>
    <style:style style:name="T3" style:family="text">
      <style:text-properties officeooo:rsid="003ba05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4160753" text:style-name="WWNum1">
        <text:list-item>
          <text:p text:style-name="P9">Write a shell script to find sum,product,quotient,difference &amp; remainder of 2 numbers</text:p>
          <text:p text:style-name="P11"/>
          <text:p text:style-name="P11">PROGRAM</text:p>
          <text:p text:style-name="P11">echo "enter a and b"</text:p>
          <text:p text:style-name="P11">read a b</text:p>
          <text:p text:style-name="P11">sum=`expr $a + $b`</text:p>
          <text:p text:style-name="P11">diff=`expr $a - $b`</text:p>
          <text:p text:style-name="P11">pro=`expr $a \* $b`</text:p>
          <text:p text:style-name="P11">quo=`expr $a / $b`</text:p>
          <text:p text:style-name="P11">mod=`expr $a % $b`</text:p>
          <text:p text:style-name="P11">echo "sum="$sum</text:p>
          <text:p text:style-name="P11">echo "diff="$diff</text:p>
          <text:p text:style-name="P11">echo "pro="$pro</text:p>
          <text:p text:style-name="P11">echo "quo="$quo</text:p>
          <text:p text:style-name="P11">echo "mod="$mod</text:p>
        </text:list-item>
      </text:list>
      <text:p text:style-name="P3"/>
      <text:p text:style-name="P3"><text:s text:c="6"/>OUTPUT</text:p>
      <text:p text:style-name="P3"><text:s text:c="6"/>mits@mits-H610M-H-V2-DDR4:~/gokul linux$ bash arithmetic.sh</text:p>
      <text:p text:style-name="P3"><text:s text:c="6"/>enter a and b</text:p>
      <text:p text:style-name="P3"><text:s text:c="6"/>15 6</text:p>
      <text:p text:style-name="P3"><text:s text:c="6"/>sum=21</text:p>
      <text:p text:style-name="P3"><text:s text:c="6"/>diff=9</text:p>
      <text:p text:style-name="P3"><text:s text:c="6"/>pro=90</text:p>
      <text:p text:style-name="P3"><text:s text:c="6"/>quo=2</text:p>
      <text:p text:style-name="P3"><text:s text:c="6"/>mod=3</text:p>
      <text:p text:style-name="P3"/>
      <text:list xml:id="list143457792174145" text:continue-numbering="true" text:style-name="WWNum1">
        <text:list-item>
          <text:p text:style-name="P10">Write a shell script to swap 2 numbers with &amp; without using a temporary variable.</text:p>
          <text:p text:style-name="P11"/>
          <text:p text:style-name="P11">PROGRAM</text:p>
          <text:p text:style-name="P11">echo "enter a and b"</text:p>
          <text:p text:style-name="P11">read a b</text:p>
          <text:p text:style-name="P11">a=$((a+b))</text:p>
          <text:p text:style-name="P11">b=$((a-b))</text:p>
          <text:p text:style-name="P11">a=$((a-b))</text:p>
          <text:p text:style-name="P11">echo $a $b</text:p>
          <text:p text:style-name="P11"/>
          <text:p text:style-name="P11">OUTPUT</text:p>
        </text:list-item>
      </text:list>
      <text:p text:style-name="P4"><text:s text:c="12"/>mits@mits-H610M-H-V2-DDR4:~/gokul linux$ bash swap.sh</text:p>
      <text:p text:style-name="P3"><text:s text:c="6"/>enter a and b</text:p>
      <text:p text:style-name="P3"><text:s text:c="6"/>8 6</text:p>
      <text:p text:style-name="P3"><text:s text:c="6"/>6 8</text:p>
      <text:list xml:id="list143457721804573" text:continue-numbering="true" text:style-name="WWNum1">
        <text:list-item>
          <text:p text:style-name="P10"><text:soft-page-break/>Write a shell script that accepts two integers as its arguments and computes the value of the first number raised to the power of the second number.</text:p>
          <text:p text:style-name="P11"/>
          <text:p text:style-name="P11">PROGRAM</text:p>
          <text:p text:style-name="P11">echo "enter a and b"</text:p>
          <text:p text:style-name="P11">read a b</text:p>
          <text:p text:style-name="P11">c=$((a**b))</text:p>
          <text:p text:style-name="P11">echo $c</text:p>
          <text:p text:style-name="P11"/>
          <text:p text:style-name="P11">OUTPUT</text:p>
          <text:p text:style-name="P11">mits@mits-H610M-H-V2-DDR4:~/gokul linux$ bash power.sh</text:p>
          <text:p text:style-name="P11">enter a and b</text:p>
          <text:p text:style-name="P11">6 3</text:p>
          <text:p text:style-name="P11">216</text:p>
          <text:p text:style-name="P11"/>
        </text:list-item>
        <text:list-item>
          <text:p text:style-name="P10">Write a shell script to add two floating point numbers.</text:p>
          <text:p text:style-name="P11"/>
          <text:p text:style-name="P11">PROGRAM</text:p>
          <text:p text:style-name="P11">echo "enter a and b"</text:p>
          <text:p text:style-name="P11">read a b</text:p>
          <text:p text:style-name="P11">echo "scale=3;$a+$b" | bc</text:p>
          <text:p text:style-name="P11"/>
          <text:p text:style-name="P11">OUTPUT</text:p>
          <text:p text:style-name="P11">mits@mits-H610M-H-V2-DDR4:~/gokul$ bash floatadd.sh</text:p>
          <text:p text:style-name="P11">enter a and b</text:p>
          <text:p text:style-name="P11">4.5 6.7</text:p>
          <text:p text:style-name="P11">11.2</text:p>
          <text:p text:style-name="P11"/>
        </text:list-item>
        <text:list-item>
          <text:p text:style-name="P10">Assign the values 5,6,10,2 to the variables a,b,c &amp;d. Write a shell script to evaluate the expression (a*b*c)/d</text:p>
          <text:p text:style-name="P11"/>
          <text:p text:style-name="P11">PROGRAM</text:p>
          <text:p text:style-name="P11">a=5</text:p>
          <text:p text:style-name="P11">b=6</text:p>
          <text:p text:style-name="P11">c=10</text:p>
          <text:p text:style-name="P11">d=2</text:p>
          <text:p text:style-name="P11">echo $(((a*b*c)/d))</text:p>
          <text:p text:style-name="P11"/>
          <text:p text:style-name="P11">OUTPUT</text:p>
          <text:p text:style-name="P11">mits@mits-H610M-H-V2-DDR4:~/gokul$ bash expr.sh</text:p>
          <text:p text:style-name="P11">150</text:p>
        </text:list-item>
        <text:list-item>
          <text:p text:style-name="P10"><text:soft-page-break/>Write a shell script to </text:p>
        </text:list-item>
      </text:list>
      <text:p text:style-name="P1">a)Find the length of a word/sentence</text:p>
      <text:p text:style-name="P1">b)Concatenate 2 strings</text:p>
      <text:p text:style-name="P1">c)Find &amp; replace string</text:p>
      <text:p text:style-name="P1"/>
      <text:p text:style-name="P6">PROGRAM</text:p>
      <text:p text:style-name="P7">echo "enter a sentence"</text:p>
      <text:p text:style-name="P7">read a</text:p>
      <text:p text:style-name="P7">echo "length=${#a}"</text:p>
      <text:p text:style-name="P7">echo "enter string1"</text:p>
      <text:p text:style-name="P7">read b</text:p>
      <text:p text:style-name="P7">echo "enter string2"</text:p>
      <text:p text:style-name="P7">read c</text:p>
      <text:p text:style-name="P7">d=${b}${c}</text:p>
      <text:p text:style-name="P7">echo "after concatenate=$d"</text:p>
      <text:p text:style-name="P7"/>
      <text:p text:style-name="P8">OUTPUT</text:p>
      <text:p text:style-name="P8">mits@mits-H610M-H-V2-DDR4:~/gokul$ bash strings.sh</text:p>
      <text:p text:style-name="P8">enter a sentence</text:p>
      <text:p text:style-name="P8">welcome</text:p>
      <text:p text:style-name="P8">length=7</text:p>
      <text:p text:style-name="P8">enter string1</text:p>
      <text:p text:style-name="P8">gokul</text:p>
      <text:p text:style-name="P8">enter string2</text:p>
      <text:p text:style-name="P8">raj</text:p>
      <text:p text:style-name="P8">after concatenate=gokulraj</text:p>
      <text:p text:style-name="P5"/>
      <text:list xml:id="list143458048899576" text:continue-numbering="true" text:style-name="WWNum1">
        <text:list-item>
          <text:p text:style-name="P14"><text:bookmark text:name="docs-internal-guid-2aa79e8e-7fff-d962-cc3b-ea448f1d52ed"/>Write a shell script to find simple interest.</text:p>
          <text:p text:style-name="P15">PROGRAM</text:p>
          <text:p text:style-name="P15">echo "enter amount"</text:p>
          <text:p text:style-name="P15">read p</text:p>
          <text:p text:style-name="P15">echo "enter rate of interest"</text:p>
          <text:p text:style-name="P15">read r</text:p>
          <text:p text:style-name="P15">echo "enter no of years"</text:p>
          <text:p text:style-name="P15">read n</text:p>
          <text:p text:style-name="P15">value=$(echo "($p*$n*$r)/100" | bc)</text:p>
          <text:p text:style-name="P15">echo $value</text:p>
          <text:p text:style-name="P16"><text:soft-page-break/>OUTPUT</text:p>
          <text:p text:style-name="P16">mits@mits-H610M-H-V2-DDR4:~/gokul$ bash interest.sh</text:p>
          <text:p text:style-name="P16">enter amount</text:p>
          <text:p text:style-name="P16">5600</text:p>
          <text:p text:style-name="P16">enter rate of interest</text:p>
          <text:p text:style-name="P16">4</text:p>
          <text:p text:style-name="P16">enter no of years</text:p>
          <text:p text:style-name="P16">5</text:p>
          <text:p text:style-name="P16">1120</text:p>
        </text:list-item>
        <text:list-item>
          <text:p text:style-name="P14"><text:bookmark text:name="docs-internal-guid-38a54202-7fff-03cf-ad47-760691cfb700"/>Write a shell script to find </text:p>
          <text:p text:style-name="P19"><text:span text:style-name="T1">a.</text:span>Area &amp; circumference of a circle</text:p>
        </text:list-item>
      </text:list>
      <text:p text:style-name="P21"/>
      <text:p text:style-name="P25">PROGRAM</text:p>
      <text:p text:style-name="P25">echo "enter radius"</text:p>
      <text:p text:style-name="P25">read r</text:p>
      <text:p text:style-name="P25">area=$(echo "3.14*$r*$r" | bc)</text:p>
      <text:p text:style-name="P25">perim=$(echo "2*3.14*$r" | bc)</text:p>
      <text:p text:style-name="P25">echo "area of traingle:"$area</text:p>
      <text:p text:style-name="P25">echo "perimeter of traingle:"$perim</text:p>
      <text:p text:style-name="P25"/>
      <text:p text:style-name="P25">OUTPUT</text:p>
      <text:p text:style-name="P26">mits@mits-H610M-H-V2-DDR4:<text:span text:style-name="T2">~/gokul</text:span>$ bash circleq.sh</text:p>
      <text:p text:style-name="P25">enter radius</text:p>
      <text:p text:style-name="P25">5</text:p>
      <text:p text:style-name="P25">area of traingle:78.50</text:p>
      <text:p text:style-name="P25">perimeter of traingle:31.40</text:p>
      <text:p text:style-name="P25"/>
      <text:list xml:id="list143457615326539" text:continue-numbering="true" text:style-name="WWNum1">
        <text:list-header>
          <text:p text:style-name="P19"><text:span text:style-name="T1">b.</text:span>Area &amp; perimeter of a rectangle</text:p>
        </text:list-header>
      </text:list>
      <text:p text:style-name="P21"/>
      <text:p text:style-name="P25">PROGRAM</text:p>
      <text:p text:style-name="P25">echo "enter length of rectangle"</text:p>
      <text:p text:style-name="P25">read l</text:p>
      <text:p text:style-name="P25"><text:soft-page-break/>echo "enter breadth of rectangle"</text:p>
      <text:p text:style-name="P25">read b</text:p>
      <text:p text:style-name="P25">area=$(echo "$l*$b" | bc)</text:p>
      <text:p text:style-name="P25">perim=$(echo "2*($l+$b)" | bc)</text:p>
      <text:p text:style-name="P25">echo "area of rectangle:"$area</text:p>
      <text:p text:style-name="P25">echo "perimeter of rectangle:"$perim</text:p>
      <text:p text:style-name="P25"/>
      <text:p text:style-name="P27">OUTPUT</text:p>
      <text:p text:style-name="P27">mits@mits-H610M-H-V2-DDR4:~/gokul linux$ bash rectangleq.sh</text:p>
      <text:p text:style-name="P27">enter length of rectangle</text:p>
      <text:p text:style-name="P27">6</text:p>
      <text:p text:style-name="P27">enter breadth of rectangle</text:p>
      <text:p text:style-name="P27">5</text:p>
      <text:p text:style-name="P27">area of rectangle:30</text:p>
      <text:p text:style-name="P27">perimeter of rectangle:22</text:p>
      <text:p text:style-name="P27"/>
      <text:list xml:id="list143459139744603" text:continue-numbering="true" text:style-name="WWNum1">
        <text:list-header>
          <text:p text:style-name="P19"><text:span text:style-name="T1">c.</text:span>Area &amp; perimeter of a square</text:p>
        </text:list-header>
      </text:list>
      <text:p text:style-name="P21"/>
      <text:p text:style-name="P27">PROGRAM</text:p>
      <text:p text:style-name="P27">echo "enter side of square"</text:p>
      <text:p text:style-name="P27">read s</text:p>
      <text:p text:style-name="P27">area=$(echo "$s*$s" | bc)</text:p>
      <text:p text:style-name="P27">perim=$(echo "4*$s" | bc)</text:p>
      <text:p text:style-name="P27">echo "area of traingle:"$area</text:p>
      <text:p text:style-name="P27">echo "perimeter of traingle:"$perim</text:p>
      <text:p text:style-name="P27"/>
      <text:p text:style-name="P27">OUTPUT</text:p>
      <text:p text:style-name="P27">mits@mits-H610M-H-V2-DDR4:~/gokul linux$ bash sqaureq.sh</text:p>
      <text:p text:style-name="P27">enter side of square</text:p>
      <text:p text:style-name="P27">5</text:p>
      <text:p text:style-name="P27">area of traingle:25</text:p>
      <text:p text:style-name="P27">perimeter of traingle:20</text:p>
      <text:p text:style-name="P27"/>
      <text:p text:style-name="P27"/>
      <text:list xml:id="list143457912294028" text:continue-numbering="true" text:style-name="WWNum1">
        <text:list-item>
          <text:p text:style-name="P14"><text:bookmark text:name="docs-internal-guid-23170ed8-7fff-9ce0-c1db-b9fddc83cdfa"/><text:soft-page-break/>Write a shell script to find the largest of 2 numbers.</text:p>
          <text:p text:style-name="P18"/>
          <text:p text:style-name="P18">PROGRAM</text:p>
          <text:p text:style-name="P18">echo "enter value 1"</text:p>
          <text:p text:style-name="P18">read x</text:p>
          <text:p text:style-name="P18">echo "enter value 2"</text:p>
          <text:p text:style-name="P18">read y</text:p>
          <text:p text:style-name="P18">if [ $x -gt $y ]</text:p>
          <text:p text:style-name="P18">then </text:p>
          <text:p text:style-name="P18">echo $x "is greater"</text:p>
          <text:p text:style-name="P18">elif [ $y -gt $x ]</text:p>
          <text:p text:style-name="P18">then</text:p>
          <text:p text:style-name="P18">echo $y "is greater"</text:p>
          <text:p text:style-name="P18">else</text:p>
          <text:p text:style-name="P18">echo "both equal"</text:p>
          <text:p text:style-name="P18">fi</text:p>
          <text:p text:style-name="P18"/>
          <text:p text:style-name="P18">OUTPUT</text:p>
          <text:p text:style-name="P18">mits@mits-H610M-H-V2-DDR4:~/gokul linux$ bash large2.sh</text:p>
          <text:p text:style-name="P18">enter value 1</text:p>
          <text:p text:style-name="P18">12</text:p>
          <text:p text:style-name="P18">enter value 2</text:p>
          <text:p text:style-name="P18">5</text:p>
          <text:p text:style-name="P18">12 is greater</text:p>
        </text:list-item>
      </text:list>
      <text:p text:style-name="P17"/>
      <text:list xml:id="list143458246879945" text:continue-numbering="true" text:style-name="WWNum1">
        <text:list-item>
          <text:p text:style-name="P10">Write a shell script that computes the gross salary of a employee according to the following rules :</text:p>
        </text:list-item>
      </text:list>
      <text:p text:style-name="P2">i) if basic salary is &lt; 1500 then HRA =10% of the basic and DA =90% of the basic.</text:p>
      <text:p text:style-name="P2">ii) If basic salary is &gt;=1500 then HRA =Rs500 and DA=98% of the basic.</text:p>
      <text:p text:style-name="P13"><text:soft-page-break/>PROGRAM</text:p>
      <text:p text:style-name="P13">echo "enter employee name"</text:p>
      <text:p text:style-name="P13">read n</text:p>
      <text:p text:style-name="P13">echo "enter basic salary"</text:p>
      <text:p text:style-name="P13">read bs</text:p>
      <text:p text:style-name="P13">if [ $bs -lt 1500 ]</text:p>
      <text:p text:style-name="P13">then</text:p>
      <text:p text:style-name="P13">hra=$(echo "$bs/10" | bc)</text:p>
      <text:p text:style-name="P13">da=$(echo "($bs*9)/10" | bc)</text:p>
      <text:p text:style-name="P13">gs=$(echo "$bs+$hra+$da" | bc)</text:p>
      <text:p text:style-name="P13">echo "name:"$n</text:p>
      <text:p text:style-name="P13">echo "gross salary:"$gs</text:p>
      <text:p text:style-name="P13">else</text:p>
      <text:p text:style-name="P13">da=$(echo "($bs*98)/100" | bc)</text:p>
      <text:p text:style-name="P13">gs=$(echo "$bs+500+$da" | bc)</text:p>
      <text:p text:style-name="P13">echo "name:"$n</text:p>
      <text:p text:style-name="P13">echo "gross salary:"$gs</text:p>
      <text:p text:style-name="P13">fi</text:p>
      <text:p text:style-name="P13"/>
      <text:p text:style-name="P13">OUTPUT</text:p>
      <text:p text:style-name="P13">mits@mits-H610M-H-V2-DDR4:~/gokul linux$ bash salary.sh</text:p>
      <text:p text:style-name="P13">enter employee name</text:p>
      <text:p text:style-name="P13">gokul</text:p>
      <text:p text:style-name="P13">enter basic salary</text:p>
      <text:p text:style-name="P13">1800</text:p>
      <text:p text:style-name="P13">name:gokul</text:p>
      <text:p text:style-name="P13">gross salary:4064</text:p>
      <text:p text:style-name="P13">mits@mits-H610M-H-V2-DDR4:~/gokul linux$ bash salary.sh</text:p>
      <text:p text:style-name="P13">enter employee name</text:p>
      <text:p text:style-name="P13">gokul</text:p>
      <text:p text:style-name="P13">enter basic salary</text:p>
      <text:p text:style-name="P13">1200</text:p>
      <text:p text:style-name="P13">name:gokul</text:p>
      <text:p text:style-name="P13">gross salary:2400</text:p>
      <text:p text:style-name="P13"/>
      <text:p text:style-name="P13"/>
      <text:list xml:id="list143457975613630" text:continue-numbering="true" text:style-name="WWNum1">
        <text:list-item>
          <text:p text:style-name="P28"><text:bookmark text:name="docs-internal-guid-68589993-7fff-8dc2-e269-b077e0750b18"/>Write a shell script to find the largest of 3 numbers.</text:p>
        </text:list-item>
      </text:list>
      <text:p text:style-name="P31"/>
      <text:p text:style-name="P31"/>
      <text:list xml:id="list143457163470618" text:continue-numbering="true" text:style-name="WWNum1">
        <text:list-header>
          <text:p text:style-name="P30"><text:soft-page-break/>PROGRAM</text:p>
          <text:p text:style-name="P30">echo "enter value 1"</text:p>
          <text:p text:style-name="P30">read x</text:p>
          <text:p text:style-name="P30">echo "enter value 2"</text:p>
          <text:p text:style-name="P30">read y</text:p>
          <text:p text:style-name="P30">echo "enter value 3"</text:p>
          <text:p text:style-name="P30">read z</text:p>
          <text:p text:style-name="P30">if [ $x -gt $y ]</text:p>
          <text:p text:style-name="P30">then </text:p>
          <text:p text:style-name="P30">if [ $x -gt $z ]</text:p>
          <text:p text:style-name="P30">then</text:p>
          <text:p text:style-name="P30">echo $x "is greater"</text:p>
          <text:p text:style-name="P30">else</text:p>
          <text:p text:style-name="P30">echo $z "is greater"</text:p>
          <text:p text:style-name="P30">fi</text:p>
          <text:p text:style-name="P30">else</text:p>
          <text:p text:style-name="P30">if [ $y -gt $z ]</text:p>
          <text:p text:style-name="P30">then</text:p>
          <text:p text:style-name="P30">echo $y "is greater"</text:p>
          <text:p text:style-name="P30">else</text:p>
          <text:p text:style-name="P30">echo $z "is greater"</text:p>
          <text:p text:style-name="P30">fi</text:p>
          <text:p text:style-name="P30">fi</text:p>
          <text:p text:style-name="P30"/>
          <text:p text:style-name="P30">OUTPUT</text:p>
          <text:p text:style-name="P30">mits@mits-H610M-H-V2-DDR4:~/gokul linux$ bash large3.sh</text:p>
          <text:p text:style-name="P30">enter value 1</text:p>
          <text:p text:style-name="P30">4</text:p>
          <text:p text:style-name="P30"><text:soft-page-break/>enter value 2</text:p>
          <text:p text:style-name="P30">10</text:p>
          <text:p text:style-name="P30">enter value 3</text:p>
          <text:p text:style-name="P30">6</text:p>
          <text:p text:style-name="P30">10 is greater</text:p>
        </text:list-header>
      </text:list>
      <text:p text:style-name="P31"/>
      <text:list xml:id="list143458716318783" text:continue-numbering="true" text:style-name="WWNum1">
        <text:list-item>
          <text:p text:style-name="P29"><text:bookmark text:name="docs-internal-guid-eabb4b40-7fff-a879-085d-7fbf05ed98f71"/>Write a shell script that receives any number of file names as arguments check if every</text:p>
          <text:p text:style-name="P20">arguments applied is a file or a directory and reports accordingly,whenever the argument is a file or directory.</text:p>
        </text:list-item>
        <text:list-item>
          <text:p text:style-name="P28"><text:bookmark text:name="docs-internal-guid-e01af295-7fff-4393-31c3-abb04aa134a5"/>Write a she</text:p>
        </text:list-item>
        <text:list-item>
          <text:p text:style-name="P28"><text:bookmark text:name="docs-internal-guid-a7473876-7fff-7981-e82b-f68d3747a08d"/>Write a shell script to display the first 10 even numbers.</text:p>
        </text:list-item>
        <text:list-item>
          <text:p text:style-name="P32">Ryew</text:p>
        </text:list-item>
        <text:list-item>
          <text:p text:style-name="P29"><text:bookmark text:name="docs-internal-guid-998cc9ee-7fff-eeac-ac9e-1b5adb848a78"/><text:span text:style-name="T3">Write a shell script to display even numbers less than 10</text:span></text:p>
        </text:list-item>
        <text:list-item>
          <text:p text:style-name="P29">Write a shell script to convert the contents of a file into uppercase.</text:p>
        </text:list-item>
        <text:list-item>
          <text:p text:style-name="P29">Write a shell script that delete all lines containing a specified word</text:p>
        </text:list-item>
        <text:list-item>
          <text:p text:style-name="P29">Write a shell script that accept a file starting and ending line numbers as arguments</text:p>
        </text:list-item>
      </text:list>
      <text:p text:style-name="P22">(Commandline) and display all the lines between given line no:</text:p>
      <text:list xml:id="list143458366014373" text:continue-numbering="true" text:style-name="WWNum1">
        <text:list-item>
          <text:p text:style-name="P32"/>
        </text:list-item>
      </text:list>
      <text:p text:style-name="P2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13T14:34:56.771264635</dc:date>
    <meta:editing-duration>PT2H10M56S</meta:editing-duration>
    <meta:editing-cycles>11</meta:editing-cycles>
    <meta:document-statistic meta:table-count="0" meta:image-count="0" meta:object-count="0" meta:page-count="9" meta:paragraph-count="259" meta:word-count="910" meta:character-count="5383" meta:non-whitespace-character-count="4663"/>
  </office:meta>
</office:document-meta>
</file>